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a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email</text:p>
          </table:table-cell>
          <table:table-cell table:style-name="ce1" office:value-type="string" calcext:value-type="string">
            <text:p>id_tempat_kerja</text:p>
          </table:table-cell>
          <table:table-cell table:style-name="ce1" office:value-type="string" calcext:value-type="string">
            <text:p>id_role</text:p>
          </table:table-cell>
          <table:table-cell table:style-name="ce1" office:value-type="string" calcext:value-type="string">
            <text:p>pas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2</text:p>
          </table:table-cell>
          <table:table-cell office:value-type="float" office:value="987654322" calcext:value-type="float">
            <text:p>987654322</text:p>
          </table:table-cell>
          <table:table-cell office:value-type="string" calcext:value-type="string">
            <text:p><text:a xlink:href="mailto:testuser2@gmail.com" xlink:type="simple">testuser2@gmail.com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3</text:p>
          </table:table-cell>
          <table:table-cell office:value-type="float" office:value="987654323" calcext:value-type="float">
            <text:p>987654323</text:p>
          </table:table-cell>
          <table:table-cell office:value-type="string" calcext:value-type="string">
            <text:p>testuser3@gmail.co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4</text:p>
          </table:table-cell>
          <table:table-cell office:value-type="float" office:value="987654324" calcext:value-type="float">
            <text:p>987654324</text:p>
          </table:table-cell>
          <table:table-cell office:value-type="string" calcext:value-type="string">
            <text:p><text:a xlink:href="mailto:testuser4@gmail.com" xlink:type="simple">testuser4@gmail.co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5</text:p>
          </table:table-cell>
          <table:table-cell office:value-type="float" office:value="987654325" calcext:value-type="float">
            <text:p>987654325</text:p>
          </table:table-cell>
          <table:table-cell office:value-type="string" calcext:value-type="string">
            <text:p><text:a xlink:href="mailto:testuser5@gmail.com" xlink:type="simple">testuser5@gmail.com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6</text:p>
          </table:table-cell>
          <table:table-cell office:value-type="float" office:value="987654326" calcext:value-type="float">
            <text:p>987654326</text:p>
          </table:table-cell>
          <table:table-cell office:value-type="string" calcext:value-type="string">
            <text:p><text:a xlink:href="mailto:testuser6@gmail.com" xlink:type="simple">testuser6@gmail.com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7</text:p>
          </table:table-cell>
          <table:table-cell office:value-type="float" office:value="987654327" calcext:value-type="float">
            <text:p>987654327</text:p>
          </table:table-cell>
          <table:table-cell office:value-type="string" calcext:value-type="string">
            <text:p><text:a xlink:href="mailto:testuser7@gmail.com" xlink:type="simple">testuser7@gmail.com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8</text:p>
          </table:table-cell>
          <table:table-cell office:value-type="float" office:value="987654328" calcext:value-type="float">
            <text:p>987654328</text:p>
          </table:table-cell>
          <table:table-cell office:value-type="string" calcext:value-type="string">
            <text:p><text:a xlink:href="mailto:testuser8@gmail.com" xlink:type="simple">testuser8@gmail.com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9</text:p>
          </table:table-cell>
          <table:table-cell office:value-type="float" office:value="987654329" calcext:value-type="float">
            <text:p>987654329</text:p>
          </table:table-cell>
          <table:table-cell office:value-type="string" calcext:value-type="string">
            <text:p><text:a xlink:href="mailto:testuser9@gmail.com" xlink:type="simple">testuser9@gmail.com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user 10</text:p>
          </table:table-cell>
          <table:table-cell office:value-type="float" office:value="987654330" calcext:value-type="float">
            <text:p>987654330</text:p>
          </table:table-cell>
          <table:table-cell office:value-type="string" calcext:value-type="string">
            <text:p><text:a xlink:href="mailto:testuser10@gmail.com" xlink:type="simple">testuser10@gmail.com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678" calcext:value-type="float">
            <text:p>1234567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21:24:31.338186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22:08:58.264066305</meta:creation-date>
    <dc:date>2024-06-06T22:20:40.043182554</dc:date>
    <meta:editing-duration>PT1H29M4S</meta:editing-duration>
    <meta:editing-cycles>9</meta:editing-cycles>
    <meta:generator>LibreOffice/24.2.3.2$Linux_X86_64 LibreOffice_project/420$Build-2</meta:generator>
    <meta:document-statistic meta:table-count="1" meta:cell-count="60" meta:object-count="0"/>
  </office:meta>
</office:document-meta>
</file>